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7cm" svg:y1="3.475cm" svg:x2="4.77cm" svg:y2="25.065cm">
          <text:p text:style-name="P1">AppServer:1290<text:line-break/>Thread</text:p>
        </draw:line>
        <draw:line draw:style-name="gr1" draw:text-style-name="P1" draw:layer="layout" svg:x1="7.17cm" svg:y1="3.475cm" svg:x2="7.17cm" svg:y2="25.065cm">
          <text:p text:style-name="P1">UI</text:p>
          <text:p text:style-name="P1">Thread</text:p>
        </draw:line>
        <draw:ellipse draw:style-name="gr2" draw:text-style-name="P1" draw:layer="layout" svg:width="7.62cm" svg:height="3.175cm" svg:x="1.635cm" svg:y="0.935cm">
          <text:p text:style-name="P1">Android</text:p>
          <text:p text:style-name="P1">Device</text:p>
        </draw:ellipse>
        <draw:line draw:style-name="gr1" draw:text-style-name="P1" draw:layer="layout" svg:x1="14.27cm" svg:y1="3.475cm" svg:x2="14.27cm" svg:y2="25.065cm">
          <text:p text:style-name="P1">AppServer:1290<text:line-break/>Thread</text:p>
        </draw:line>
        <draw:line draw:style-name="gr1" draw:text-style-name="P1" draw:layer="layout" svg:x1="19.27cm" svg:y1="3.475cm" svg:x2="19.27cm" svg:y2="25.065cm">
          <text:p text:style-name="P1">UI</text:p>
          <text:p text:style-name="P1">Thread</text:p>
        </draw:line>
        <draw:line draw:style-name="gr1" draw:text-style-name="P1" draw:layer="layout" svg:x1="7.35cm" svg:y1="4.11cm" svg:x2="14.335cm" svg:y2="5.38cm">
          <text:p text:style-name="P1">LISTEN<text:line-break/></text:p>
        </draw:line>
        <draw:line draw:style-name="gr3" draw:text-style-name="P1" draw:layer="layout" svg:x1="4.81cm" svg:y1="7.285cm" svg:x2="14.1cm" svg:y2="5.515cm">
          <text:p text:style-name="P1">1291<text:line-break/>(available port for this peer)</text:p>
        </draw:line>
        <draw:line draw:style-name="gr1" draw:text-style-name="P1" draw:layer="layout" svg:x1="2.27cm" svg:y1="7.275cm" svg:x2="2.27cm" svg:y2="28.865cm">
          <text:p text:style-name="P1">AudioRecorder<text:line-break/>Thread</text:p>
        </draw:line>
        <draw:line draw:style-name="gr1" draw:text-style-name="P1" draw:layer="layout" svg:x1="16.87cm" svg:y1="5.375cm" svg:x2="16.87cm" svg:y2="26.965cm">
          <text:p text:style-name="P1">AudioTrack Listener:1291<text:line-break/>Thread</text:p>
        </draw:line>
        <draw:ellipse draw:style-name="gr2" draw:text-style-name="P1" draw:layer="layout" svg:width="7.62cm" svg:height="3.175cm" svg:x="12.935cm" svg:y="0.935cm">
          <text:p text:style-name="P1">Android</text:p>
          <text:p text:style-name="P1">Device</text:p>
        </draw:ellipse>
        <draw:line draw:style-name="gr4" draw:text-style-name="P1" draw:layer="layout" svg:x1="14.335cm" svg:y1="5.38cm" svg:x2="16.875cm" svg:y2="5.38cm">
          <text:p/>
        </draw:line>
        <draw:line draw:style-name="gr4" draw:text-style-name="P1" draw:layer="layout" svg:x1="4.81cm" svg:y1="7.285cm" svg:x2="2.27cm" svg:y2="7.285cm">
          <text:p/>
        </draw:line>
        <draw:line draw:style-name="gr1" draw:text-style-name="P1" draw:layer="layout" svg:x1="2.27cm" svg:y1="7.92cm" svg:x2="16.875cm" svg:y2="12.365cm">
          <text:p text:style-name="P1">Streaming Audio data</text:p>
          <text:p text:style-name="P1">To port 1291</text:p>
        </draw:line>
        <draw:line draw:style-name="gr1" draw:text-style-name="P1" draw:layer="layout" svg:x1="7.35cm" svg:y1="16.875cm" svg:x2="14.335cm" svg:y2="18.78cm">
          <text:p text:style-name="P1">POST</text:p>
          <text:p text:style-name="P1">Chat</text:p>
        </draw:line>
        <draw:line draw:style-name="gr1" draw:text-style-name="P1" draw:layer="layout" svg:x1="7.351cm" svg:y1="14.876cm" svg:x2="14.336cm" svg:y2="16.781cm">
          <text:p text:style-name="P1">POST</text:p>
          <text:p text:style-name="P1">Cha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4-22T22:14:46</meta:creation-date>
    <dc:date>2013-04-23T00:34:53</dc:date>
    <meta:editing-duration>PT1H7M37S</meta:editing-duration>
    <meta:editing-cycles>2</meta:editing-cycles>
    <meta:generator>LibreOffice/3.3$Unix LibreOffice_project/330m19$Build-202</meta:generator>
    <meta:document-statistic meta:object-count="15"/>
  </office:meta>
</office:document-meta>
</file>